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253912" officeooo:paragraph-rsid="002539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1247eb1" officeooo:paragraph-rsid="01247eb1" style:font-name-asian="Purisa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247eb1" style:font-name-asian="Purisa" style:font-weight-asian="normal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1237f08" officeooo:paragraph-rsid="01237f08" style:font-weight-asian="bold" style:font-weight-complex="bold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7f08" officeooo:paragraph-rsid="01237f0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Purisa" fo:font-size="10pt" fo:font-style="normal" style:text-underline-style="none" fo:font-weight="bold" officeooo:rsid="00572923" officeooo:paragraph-rsid="01073f61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11a7aa0"/>
    </style:style>
    <style:style style:name="P14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123fd42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1237f08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20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11fbbdf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11fbbdf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11f587a" officeooo:paragraph-rsid="011f587a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e807b" officeooo:paragraph-rsid="011e807b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fbbdf" officeooo:paragraph-rsid="011fbbdf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247eb1" officeooo:paragraph-rsid="01247eb1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e807b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f587a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1247eb1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e807b" officeooo:paragraph-rsid="011e807b" style:font-weight-asian="normal" style:font-weight-complex="normal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fd42" officeooo:paragraph-rsid="0123fd42" style:font-weight-asian="normal" style:font-weight-complex="normal"/>
    </style:style>
    <style:style style:name="P52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5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fdc4d3" officeooo:paragraph-rsid="01247eb1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55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56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61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66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69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70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71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72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73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74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75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76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77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78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79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80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81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82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83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84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85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86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87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88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89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90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91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92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P93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94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95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96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97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98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99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100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101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10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10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105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106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123fd42" officeooo:paragraph-rsid="00a288a7" style:font-weight-asian="normal" style:font-weight-complex="normal"/>
    </style:style>
    <style:style style:name="P107" style:family="paragraph" style:parent-style-name="Table_20_Contents">
      <style:paragraph-properties fo:margin-left="0.2917in" fo:margin-right="0in" fo:text-align="start" style:justify-single-word="false" fo:text-indent="0in" style:auto-text-indent="false" style:writing-mode="lr-tb"/>
      <style:text-properties style:font-name="Purisa" officeooo:rsid="009c7195" officeooo:paragraph-rsid="009c7195"/>
    </style:style>
    <style:style style:name="P108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109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110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bbdf" officeooo:paragraph-rsid="011fbbdf"/>
    </style:style>
    <style:style style:name="P111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11ffc5e"/>
    </style:style>
    <style:style style:name="P112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09c7195"/>
    </style:style>
    <style:style style:name="P113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22b5ab" officeooo:paragraph-rsid="0122b5ab"/>
    </style:style>
    <style:style style:name="P114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115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116" style:family="paragraph" style:parent-style-name="Standard">
      <style:paragraph-properties fo:text-align="center" style:justify-single-word="false"/>
      <style:text-properties style:font-name="Purisa" fo:font-style="italic" officeooo:rsid="0132107f" officeooo:paragraph-rsid="0132107f" style:font-style-asian="italic" style:font-style-complex="italic"/>
    </style:style>
    <style:style style:name="P11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356caa" officeooo:paragraph-rsid="01356caa"/>
    </style:style>
    <style:style style:name="P118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19" style:family="paragraph" style:parent-style-name="Heading_20_2">
      <style:paragraph-properties fo:text-align="center" style:justify-single-word="false"/>
      <style:text-properties style:font-name="Purisa" officeooo:rsid="011fbbdf" officeooo:paragraph-rsid="011fbbdf"/>
    </style:style>
    <style:style style:name="P120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21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1fbbdf" officeooo:paragraph-rsid="011fbbdf" style:font-weight-asian="bold" style:font-weight-complex="bold"/>
    </style:style>
    <style:style style:name="P122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37f08" officeooo:paragraph-rsid="01237f08" style:font-weight-asian="bold" style:font-weight-complex="bold"/>
    </style:style>
    <style:style style:name="P123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47eb1" officeooo:paragraph-rsid="01247eb1" style:font-weight-asian="bold" style:font-weight-complex="bold"/>
    </style:style>
    <style:style style:name="P124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25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26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11fbbdf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officeooo:rsid="00851817"/>
    </style:style>
    <style:style style:name="T11" style:family="text">
      <style:text-properties style:text-underline-style="solid" style:text-underline-width="auto" style:text-underline-color="font-color" fo:font-weight="bold" officeooo:rsid="01247eb1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7eb6" style:font-weight-asian="bold" style:font-weight-complex="bold"/>
    </style:style>
    <style:style style:name="T14" style:family="text">
      <style:text-properties fo:font-weight="bold" officeooo:rsid="008f2b07" style:font-weight-asian="bold" style:font-weight-complex="bold"/>
    </style:style>
    <style:style style:name="T15" style:family="text">
      <style:text-properties fo:font-weight="bold" officeooo:rsid="01009261" style:font-weight-asian="bold" style:font-weight-complex="bold"/>
    </style:style>
    <style:style style:name="T16" style:family="text">
      <style:text-properties fo:font-weight="bold" officeooo:rsid="011d364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730ab" style:font-weight-asian="normal" style:font-weight-complex="normal"/>
    </style:style>
    <style:style style:name="T19" style:family="text">
      <style:text-properties fo:font-weight="normal" officeooo:rsid="011e807b" style:font-weight-asian="normal" style:font-weight-complex="normal"/>
    </style:style>
    <style:style style:name="T20" style:family="text">
      <style:text-properties style:font-name="Purisa"/>
    </style:style>
    <style:style style:name="T21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2" style:family="text">
      <style:text-properties style:font-name="Purisa" style:text-underline-style="solid" style:text-underline-width="auto" style:text-underline-color="font-color" officeooo:rsid="000ca828"/>
    </style:style>
    <style:style style:name="T23" style:family="text">
      <style:text-properties style:font-name="Purisa" style:text-underline-style="solid" style:text-underline-width="auto" style:text-underline-color="font-color" officeooo:rsid="011fbbdf"/>
    </style:style>
    <style:style style:name="T24" style:family="text">
      <style:text-properties style:font-name="Purisa" style:text-underline-style="solid" style:text-underline-width="auto" style:text-underline-color="font-color" officeooo:rsid="01237f08"/>
    </style:style>
    <style:style style:name="T25" style:family="text">
      <style:text-properties style:font-name="Purisa" fo:font-weight="bold" style:font-weight-asian="bold" style:font-weight-complex="bold"/>
    </style:style>
    <style:style style:name="T26" style:family="text">
      <style:text-properties style:font-name="Purisa" fo:font-weight="bold" officeooo:rsid="000ab63f" style:font-weight-asian="bold" style:font-weight-complex="bold"/>
    </style:style>
    <style:style style:name="T27" style:family="text">
      <style:text-properties style:font-name="Purisa" fo:font-weight="bold" officeooo:rsid="008e35d3" style:font-weight-asian="bold" style:font-weight-complex="bold"/>
    </style:style>
    <style:style style:name="T28" style:family="text">
      <style:text-properties style:font-name="Purisa" fo:font-weight="bold" officeooo:rsid="00a16bfe" style:font-weight-asian="bold" style:font-weight-complex="bold"/>
    </style:style>
    <style:style style:name="T29" style:family="text">
      <style:text-properties style:font-name="Purisa" fo:font-weight="bold" officeooo:rsid="00fba5bb" style:font-weight-asian="bold" style:font-weight-complex="bold"/>
    </style:style>
    <style:style style:name="T30" style:family="text">
      <style:text-properties style:font-name="Purisa" fo:font-weight="bold" officeooo:rsid="011fbbdf" style:font-weight-asian="bold" style:font-weight-complex="bold"/>
    </style:style>
    <style:style style:name="T31" style:family="text">
      <style:text-properties style:font-name="Purisa" fo:font-weight="normal" style:font-weight-asian="normal" style:font-weight-complex="normal"/>
    </style:style>
    <style:style style:name="T32" style:family="text">
      <style:text-properties style:font-name="Purisa" fo:font-weight="normal" officeooo:rsid="0008e7e3" style:font-weight-asian="normal" style:font-weight-complex="normal"/>
    </style:style>
    <style:style style:name="T33" style:family="text">
      <style:text-properties style:font-name="Purisa" fo:font-weight="normal" officeooo:rsid="003a1de8" style:font-weight-asian="normal" style:font-weight-complex="normal"/>
    </style:style>
    <style:style style:name="T34" style:family="text">
      <style:text-properties style:font-name="Purisa" fo:font-weight="normal" officeooo:rsid="00468014" style:font-weight-asian="normal" style:font-weight-complex="normal"/>
    </style:style>
    <style:style style:name="T35" style:family="text">
      <style:text-properties style:font-name="Purisa" fo:font-weight="normal" officeooo:rsid="008e35d3" style:font-weight-asian="normal" style:font-weight-complex="normal"/>
    </style:style>
    <style:style style:name="T36" style:family="text">
      <style:text-properties style:font-name="Purisa" fo:font-weight="normal" officeooo:rsid="011fbbdf" style:font-weight-asian="normal" style:font-weight-complex="normal"/>
    </style:style>
    <style:style style:name="T37" style:family="text">
      <style:text-properties style:font-name="Purisa" fo:font-weight="normal" officeooo:rsid="0133aa80" style:font-weight-asian="normal" style:font-weight-complex="normal"/>
    </style:style>
    <style:style style:name="T38" style:family="text">
      <style:text-properties style:font-name="Purisa" fo:font-weight="normal" officeooo:rsid="013aaaad" style:font-weight-asian="normal" style:font-weight-complex="normal"/>
    </style:style>
    <style:style style:name="T39" style:family="text">
      <style:text-properties style:font-name="Purisa" fo:font-weight="normal" officeooo:rsid="013b1746" style:font-weight-asian="normal" style:font-weight-complex="normal"/>
    </style:style>
    <style:style style:name="T40" style:family="text">
      <style:text-properties style:font-name="Purisa" fo:font-weight="normal" officeooo:rsid="013bbdfd" style:font-weight-asian="normal" style:font-weight-complex="normal"/>
    </style:style>
    <style:style style:name="T41" style:family="text">
      <style:text-properties style:font-name="Purisa" style:text-underline-style="none"/>
    </style:style>
    <style:style style:name="T42" style:family="text">
      <style:text-properties style:font-name="Purisa" style:text-underline-style="none" fo:font-weight="normal" style:font-weight-asian="normal" style:font-weight-complex="normal"/>
    </style:style>
    <style:style style:name="T43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4" style:family="text">
      <style:text-properties style:font-name="Purisa" style:text-underline-style="none" fo:font-weight="normal" officeooo:rsid="011fbbdf" style:font-weight-asian="normal" style:font-weight-complex="normal"/>
    </style:style>
    <style:style style:name="T45" style:family="text">
      <style:text-properties style:font-name="Purisa" style:text-underline-style="none" fo:font-weight="bold" style:font-weight-asian="bold" style:font-weight-complex="bold"/>
    </style:style>
    <style:style style:name="T46" style:family="text">
      <style:text-properties style:font-name="Purisa" style:text-underline-style="none" fo:font-weight="bold" officeooo:rsid="000ca828" style:font-weight-asian="bold" style:font-weight-complex="bold"/>
    </style:style>
    <style:style style:name="T47" style:family="text">
      <style:text-properties style:font-name="Purisa" style:text-underline-style="none" fo:font-weight="bold" officeooo:rsid="008f2b07" style:font-weight-asian="bold" style:font-weight-complex="bold"/>
    </style:style>
    <style:style style:name="T48" style:family="text">
      <style:text-properties style:font-name="Purisa" style:text-underline-style="none" fo:font-weight="bold" officeooo:rsid="011d3642" style:font-weight-asian="bold" style:font-weight-complex="bold"/>
    </style:style>
    <style:style style:name="T49" style:family="text">
      <style:text-properties style:font-name="Purisa" style:text-underline-style="none" officeooo:rsid="000ca828"/>
    </style:style>
    <style:style style:name="T50" style:family="text">
      <style:text-properties style:font-name="Purisa" style:text-underline-style="none" officeooo:rsid="011fbbdf"/>
    </style:style>
    <style:style style:name="T51" style:family="text">
      <style:text-properties style:font-name="Purisa" style:text-underline-style="none" officeooo:rsid="01281f96"/>
    </style:style>
    <style:style style:name="T52" style:family="text">
      <style:text-properties style:font-name="Purisa" style:text-underline-style="none" officeooo:rsid="0129103f"/>
    </style:style>
    <style:style style:name="T53" style:family="text">
      <style:text-properties style:font-name="Purisa" style:text-underline-style="none" officeooo:rsid="012928aa"/>
    </style:style>
    <style:style style:name="T54" style:family="text">
      <style:text-properties style:font-name="Purisa" officeooo:rsid="001a66fa"/>
    </style:style>
    <style:style style:name="T55" style:family="text">
      <style:text-properties style:font-name="Purisa" officeooo:rsid="00213004"/>
    </style:style>
    <style:style style:name="T56" style:family="text">
      <style:text-properties style:font-name="Purisa" officeooo:rsid="00dd9296"/>
    </style:style>
    <style:style style:name="T57" style:family="text">
      <style:text-properties style:font-name="Purisa" officeooo:rsid="01237f08"/>
    </style:style>
    <style:style style:name="T58" style:family="text">
      <style:text-properties style:font-name="Purisa" officeooo:rsid="0123fd42"/>
    </style:style>
    <style:style style:name="T59" style:family="text">
      <style:text-properties style:font-name="Purisa" officeooo:rsid="01247eb1"/>
    </style:style>
    <style:style style:name="T60" style:family="text">
      <style:text-properties style:font-name="Purisa" officeooo:rsid="012beec3"/>
    </style:style>
    <style:style style:name="T61" style:family="text">
      <style:text-properties style:font-name="Purisa" officeooo:rsid="012c3a5c"/>
    </style:style>
    <style:style style:name="T62" style:family="text">
      <style:text-properties style:font-name="Purisa" officeooo:rsid="013fec70"/>
    </style:style>
    <style:style style:name="T63" style:family="text">
      <style:text-properties style:font-name="Purisa" officeooo:rsid="014166ba"/>
    </style:style>
    <style:style style:name="T64" style:family="text">
      <style:text-properties style:font-name="Purisa" officeooo:rsid="0141f921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officeooo:rsid="00067eb6" style:font-weight-asian="normal" style:font-weight-complex="normal"/>
    </style:style>
    <style:style style:name="T67" style:family="text">
      <style:text-properties style:text-underline-style="none" fo:font-weight="normal" officeooo:rsid="011e807b" style:font-weight-asian="normal" style:font-weight-complex="normal"/>
    </style:style>
    <style:style style:name="T68" style:family="text">
      <style:text-properties style:text-underline-style="none" fo:font-weight="normal" officeooo:rsid="011f587a" style:font-weight-asian="normal" style:font-weight-complex="normal"/>
    </style:style>
    <style:style style:name="T69" style:family="text">
      <style:text-properties style:text-underline-style="none" fo:font-weight="normal" officeooo:rsid="01281bd8" style:font-weight-asian="normal" style:font-weight-complex="normal"/>
    </style:style>
    <style:style style:name="T70" style:family="text">
      <style:text-properties style:text-underline-style="none" fo:font-weight="normal" officeooo:rsid="00109724" style:font-weight-asian="normal" style:font-weight-complex="bold"/>
    </style:style>
    <style:style style:name="T71" style:family="text">
      <style:text-properties style:text-underline-style="none" fo:font-weight="normal" officeooo:rsid="00128eef" style:font-weight-asian="normal" style:font-weight-complex="bold"/>
    </style:style>
    <style:style style:name="T72" style:family="text">
      <style:text-properties style:text-underline-style="none" fo:font-weight="normal" officeooo:rsid="01247eb1" style:font-weight-asian="normal" style:font-weight-complex="bold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style:text-underline-style="none" fo:font-weight="bold" officeooo:rsid="00067eb6" style:font-weight-asian="bold" style:font-weight-complex="bold"/>
    </style:style>
    <style:style style:name="T75" style:family="text">
      <style:text-properties style:text-underline-style="none" fo:font-weight="bold" officeooo:rsid="011e807b" style:font-weight-asian="bold" style:font-weight-complex="bold"/>
    </style:style>
    <style:style style:name="T76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font-size="10pt" fo:font-style="normal" style:text-underline-style="none" fo:font-weight="bold" officeooo:rsid="011a7aa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font-size="10pt" fo:font-style="normal" style:text-underline-style="none" fo:font-weight="bold" officeooo:rsid="013a13a9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fo:font-size="10pt" fo:font-style="normal" style:text-underline-style="none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1a7aa0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11ab268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style:text-underline-style="solid" style:text-underline-width="auto" style:text-underline-color="font-color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66" officeooo:rsid="00d2e6c3"/>
    </style:style>
    <style:style style:name="T84" style:family="text">
      <style:text-properties fo:color="#000066" officeooo:rsid="00e173f7"/>
    </style:style>
    <style:style style:name="T85" style:family="text">
      <style:text-properties officeooo:rsid="00deded1"/>
    </style:style>
    <style:style style:name="T86" style:family="text">
      <style:text-properties officeooo:rsid="01009261"/>
    </style:style>
    <style:style style:name="T87" style:family="text">
      <style:text-properties officeooo:rsid="011a7aa0"/>
    </style:style>
    <style:style style:name="T88" style:family="text">
      <style:text-properties officeooo:rsid="011e807b"/>
    </style:style>
    <style:style style:name="T89" style:family="text">
      <style:text-properties officeooo:rsid="011fbbdf"/>
    </style:style>
    <style:style style:name="T90" style:family="text">
      <style:text-properties officeooo:rsid="0122b5ab"/>
    </style:style>
    <style:style style:name="T91" style:family="text">
      <style:text-properties officeooo:rsid="01237f08"/>
    </style:style>
    <style:style style:name="T92" style:family="text">
      <style:text-properties officeooo:rsid="0123fd42"/>
    </style:style>
    <style:style style:name="T93" style:family="text">
      <style:text-properties officeooo:rsid="01247eb1"/>
    </style:style>
    <style:style style:name="T94" style:family="text">
      <style:text-properties officeooo:rsid="01307e5f"/>
    </style:style>
    <style:style style:name="T95" style:family="text">
      <style:text-properties officeooo:rsid="01356caa"/>
    </style:style>
    <style:style style:name="T96" style:family="text">
      <style:text-properties officeooo:rsid="0137aa23"/>
    </style:style>
    <style:style style:name="T97" style:family="text">
      <style:text-properties officeooo:rsid="013e23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“<text:span text:style-name="T87">Kaip laikaisi</text:span>?” <text:span text:style-name="T87">Anketa</text:span></text:h>
      <text:p text:style-name="P115"><text:span text:style-name="T77">Skirta draug</text:span><text:span text:style-name="T78">(ė/</text:span><text:span text:style-name="T77">a</text:span><text:span text:style-name="T78">)</text:span><text:span text:style-name="T77">ms suprasti ir padėti draug</text:span><text:span text:style-name="T78">(ė/</text:span><text:span text:style-name="T77">a</text:span><text:span text:style-name="T78">)</text:span><text:span text:style-name="T77">ms</text:span><text:span text:style-name="T76">.</text:span></text:p>
      <text:p text:style-name="P12"/>
      <text:p text:style-name="P13"><text:span text:style-name="T77">Kam skiriate atsakymus</text:span><text:span text:style-name="T76">:</text:span><text:span text:style-name="T79"> </text:span><text:span text:style-name="T82"><text:s text:c="11"/></text:span><text:span text:style-name="T79"><text:s/></text:span><text:span text:style-name="T80">(data:</text:span><text:span text:style-name="T81"> </text:span><text:span text:style-name="T79"><text:s text:c="10"/></text:span><text:span text:style-name="T81">).</text:span></text:p>
      <text:h text:style-name="P118" text:outline-level="2"><text:span text:style-name="T14">1. </text:span><text:span text:style-name="T16">Mano siekiai</text:span></text:h>
      <text:p text:style-name="P41"><text:span text:style-name="T13">Y1. </text:span><text:span text:style-name="T16">Kodėl</text:span><text:span text:style-name="T12">?</text:span><text:span text:style-name="T17"> (</text:span><text:span text:style-name="T19">kokie tavo dabartiniai profesiniai interesai</text:span><text:span text:style-name="T18">?</text:span><text:span text:style-name="T17">)</text:span>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50">interes<text:span text:style-name="T94">o</text:span> aprašymas</text:p>
          </table:table-cell>
          <table:table-cell table:style-name="Table1.C1" office:value-type="string">
            <text:p text:style-name="P45"><text:span text:style-name="T88">kodėl aktualu</text:span>?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82"/>
          </table:table-cell>
          <table:table-cell table:style-name="Table1.C2" office:value-type="string">
            <text:p text:style-name="P82"/>
          </table:table-cell>
        </table:table-row>
        <table:table-row>
          <table:table-cell table:style-name="Table1.A2" office:value-type="string">
            <text:p text:style-name="P57">2</text:p>
          </table:table-cell>
          <table:table-cell table:style-name="Table1.A2" office:value-type="string">
            <text:p text:style-name="P82"/>
          </table:table-cell>
          <table:table-cell table:style-name="Table1.C2" office:value-type="string">
            <text:p text:style-name="P82"/>
          </table:table-cell>
        </table:table-row>
        <table:table-row>
          <table:table-cell table:style-name="Table1.A2" office:value-type="string">
            <text:p text:style-name="P57"/>
          </table:table-cell>
          <table:table-cell table:style-name="Table1.C2" table:number-columns-spanned="2" office:value-type="string">
            <text:p text:style-name="P116">Visur prireikus prisidėkite daugiau eilučių ...</text:p>
          </table:table-cell>
          <table:covered-table-cell/>
        </table:table-row>
      </table:table>
      <text:p text:style-name="P37"/>
      <text:p text:style-name="P42"><text:span text:style-name="T74">Y2.</text:span><text:span text:style-name="T66"> </text:span><text:span text:style-name="T75">Kaip</text:span><text:span text:style-name="T73">?</text:span><text:span text:style-name="T65"> (</text:span><text:span text:style-name="T67">kokie yra metodai ar principai, kurie jūsų įsitikinimu padėtų šiose srityse pasiekti progreso?</text:span><text:span text:style-name="T65">)</text:span></text:p>
      <text:p text:style-name="P32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8"><text:span text:style-name="T3">i</text:span><text:span text:style-name="T2">dėjos pavadinimas</text:span></text:p>
          </table:table-cell>
          <table:table-cell table:style-name="Table2.C1" office:value-type="string">
            <text:p text:style-name="P45"><text:span text:style-name="T88">kaip tai veiktų</text:span>?</text:p>
          </table:table-cell>
        </table:table-row>
        <table:table-row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83"/>
          </table:table-cell>
          <table:table-cell table:style-name="Table2.C2" office:value-type="string">
            <text:p text:style-name="P86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85"/>
          </table:table-cell>
          <table:table-cell table:style-name="Table2.C2" office:value-type="string">
            <text:p text:style-name="P87"/>
          </table:table-cell>
        </table:table-row>
        <table:table-row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84"/>
          </table:table-cell>
          <table:table-cell table:style-name="Table2.C2" office:value-type="string">
            <text:p text:style-name="P88"/>
          </table:table-cell>
        </table:table-row>
      </table:table>
      <text:p text:style-name="P37"/>
      <text:p text:style-name="P43"><text:span text:style-name="T74">Y3. </text:span><text:span text:style-name="T75">Ką</text:span><text:span text:style-name="T73">?</text:span><text:span text:style-name="T65"> (</text:span><text:span text:style-name="T68">kokie jūsų projektai/įmonės </text:span><text:span text:style-name="T69">taiko</text:span><text:span text:style-name="T68"> šiuos principus/metodus?</text:span><text:span text:style-name="T65">)</text:span></text:p>
      <text:p text:style-name="P32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5"><text:span text:style-name="T10">p</text:span><text:span text:style-name="T1">rojekto/įmonės pavadinimas</text:span></text:p>
          </table:table-cell>
          <table:table-cell table:style-name="Table3.C1" office:value-type="string">
            <text:p text:style-name="P45"><text:span text:style-name="T89">kuo užsiima</text:span>?</text:p>
          </table:table-cell>
        </table:table-row>
        <table:table-row>
          <table:table-cell table:style-name="Table3.A2" office:value-type="string">
            <text:p text:style-name="P57">1</text:p>
          </table:table-cell>
          <table:table-cell table:style-name="Table3.A2" office:value-type="string">
            <text:p text:style-name="P101"/>
          </table:table-cell>
          <table:table-cell table:style-name="Table3.C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102"/>
          </table:table-cell>
          <table:table-cell table:style-name="Table3.C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102"/>
          </table:table-cell>
          <table:table-cell table:style-name="Table3.C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102"/>
          </table:table-cell>
          <table:table-cell table:style-name="Table3.C2" office:value-type="string">
            <text:p text:style-name="P54"/>
          </table:table-cell>
        </table:table-row>
      </table:table>
      <text:h text:style-name="P125" text:outline-level="1"/>
      <text:h text:style-name="P126" text:outline-level="1"><text:span text:style-name="T47">2. </text:span><text:span text:style-name="T48">Mano laimė</text:span></text:h>
      <text:p text:style-name="P20"><text:span text:style-name="T30">SFSPP</text:span><text:span text:style-name="T27"> (</text:span><text:span text:style-name="T30">S</text:span><text:span text:style-name="T36">veikata</text:span><text:span text:style-name="T34">, </text:span><text:span text:style-name="T27">F</text:span><text:span text:style-name="T35">inan</text:span><text:span text:style-name="T36">sai</text:span><text:span text:style-name="T35">, </text:span><text:span text:style-name="T30">S</text:span><text:span text:style-name="T36">antykiai</text:span><text:span text:style-name="T35">, </text:span><text:span text:style-name="T30">P</text:span><text:span text:style-name="T36">rasmė</text:span><text:span text:style-name="T35">, </text:span><text:span text:style-name="T30">P</text:span><text:span text:style-name="T37">atirtys</text:span><text:span text:style-name="T35">)</text:span><text:span text:style-name="T31"> </text:span><text:span text:style-name="T36">teikia laimę</text:span><text:span text:style-name="T33">. </text:span><text:span text:style-name="T36">Identifikuo</text:span><text:span text:style-name="T40">jant</text:span><text:span text:style-name="T36"> ir pagerin</text:span><text:span text:style-name="T39">ant</text:span><text:span text:style-name="T36"> juos galite tapti laimingesn</text:span><text:span text:style-name="T38">(</text:span><text:span text:style-name="T36">iai/</text:span><text:span text:style-name="T38">ėmi)</text:span><text:span text:style-name="T36">s!</text:span></text:p>
      <text:h text:style-name="P119" text:outline-level="2">SVEIKATA</text:h>
      <text:p text:style-name="P19"><text:span text:style-name="T25">H1.</text:span><text:span text:style-name="T31"> (</text:span><text:span text:style-name="T36">Pojūčiai</text:span><text:span text:style-name="T31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52">Kokie diskomfortas ar skausmai</text:p>
          </table:table-cell>
          <table:table-cell table:style-name="Table7.C1" office:value-type="string">
            <text:p text:style-name="P25"><text:span text:style-name="T7">Ką daryti, kad nebūtų</text:span><text:span text:style-name="T3">?</text:span></text:p>
          </table:table-cell>
        </table:table-row>
        <table:table-row>
          <table:table-cell table:style-name="Table7.A2" office:value-type="string">
            <text:p text:style-name="P58">1</text:p>
          </table:table-cell>
          <table:table-cell table:style-name="Table7.A2" office:value-type="string">
            <text:p text:style-name="P90"/>
          </table:table-cell>
          <table:table-cell table:style-name="Table7.C2" office:value-type="string">
            <text:p text:style-name="P90"/>
          </table:table-cell>
        </table:table-row>
        <table:table-row>
          <table:table-cell table:style-name="Table7.A2" office:value-type="string">
            <text:p text:style-name="P79">2</text:p>
          </table:table-cell>
          <table:table-cell table:style-name="Table7.A2" office:value-type="string">
            <text:p text:style-name="P90"/>
          </table:table-cell>
          <table:table-cell table:style-name="Table7.C2" office:value-type="string">
            <text:p text:style-name="P90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0"/>
          </table:table-cell>
          <table:table-cell table:style-name="Table7.C2" office:value-type="string">
            <text:p text:style-name="P90"/>
          </table:table-cell>
        </table:table-row>
      </table:table>
      <text:p text:style-name="P19"><text:span text:style-name="T31"><text:line-break/></text:span><text:span text:style-name="T25">H2.</text:span><text:span text:style-name="T31"> </text:span><text:span text:style-name="T32">(</text:span><text:span text:style-name="T36">Ilgaamžiškumas</text:span><text:span text:style-name="T32">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39"><text:span text:style-name="T4">K</text:span><text:span text:style-name="T2">okio tipo riziką turite?</text:span></text:p>
          </table:table-cell>
          <table:table-cell table:style-name="Table8.C1" office:value-type="string">
            <text:p text:style-name="P39"><text:span text:style-name="T3">K</text:span><text:span text:style-name="T2">ą daryti, kad sumažėtų rizika?</text:span></text:p>
          </table:table-cell>
        </table:table-row>
        <table:table-row>
          <table:table-cell table:style-name="Table8.A2" office:value-type="string">
            <text:p text:style-name="P65">1</text:p>
          </table:table-cell>
          <table:table-cell table:style-name="Table8.A2" office:value-type="string">
            <text:p text:style-name="P93"/>
          </table:table-cell>
          <table:table-cell table:style-name="Table8.C2" office:value-type="string">
            <text:p text:style-name="P90"/>
          </table:table-cell>
        </table:table-row>
        <table:table-row>
          <table:table-cell table:style-name="Table8.A2" office:value-type="string">
            <text:p text:style-name="P79">2</text:p>
          </table:table-cell>
          <table:table-cell table:style-name="Table8.A2" office:value-type="string">
            <text:p text:style-name="P90"/>
          </table:table-cell>
          <table:table-cell table:style-name="Table8.C2" office:value-type="string">
            <text:p text:style-name="P90"/>
          </table:table-cell>
        </table:table-row>
        <table:table-row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90"/>
          </table:table-cell>
          <table:table-cell table:style-name="Table8.C2" office:value-type="string">
            <text:p text:style-name="P90"/>
          </table:table-cell>
        </table:table-row>
      </table:table>
      <text:h text:style-name="P120" text:outline-level="2"/>
      <text:h text:style-name="P121" text:outline-level="2">FINANSAI</text:h>
      <text:p text:style-name="P22"><text:span text:style-name="T45">F1.</text:span><text:span text:style-name="T41"> </text:span><text:span text:style-name="T50">Ką pirktumėte, jei turėtumėte neribotai daug pinigų $$$?</text:span></text:p>
      <text:p text:style-name="P21"><text:span text:style-name="T41">(</text:span><text:span text:style-name="T22">*</text:span><text:span text:style-name="T23">poreikio įvertis</text:span><text:span text:style-name="T21">:</text:span><text:span text:style-name="T51"> </text:span><text:span text:style-name="T50">kiek leistum</text:span><text:span text:style-name="T51">ė</text:span><text:span text:style-name="T52">te </text:span><text:span text:style-name="T53">pinigų</text:span><text:span text:style-name="T50"> maksimaliam pasitenkinimui</text:span><text:span text:style-name="T49">?</text:span><text:span text:style-name="T41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47"><text:span text:style-name="T89">kokios prekės ar paslaugos</text:span>?</text:p>
          </table:table-cell>
          <table:table-cell table:style-name="Table9.A1" office:value-type="string">
            <text:p text:style-name="P10">kur galima pirkti</text:p>
          </table:table-cell>
          <table:table-cell table:style-name="Table9.D1" office:value-type="string">
            <text:p text:style-name="P8"><text:span text:style-name="T89">poreikio įvertis</text:span>*</text:p>
          </table:table-cell>
        </table:table-row>
        <table:table-row>
          <table:table-cell table:style-name="Table9.A2" office:value-type="string">
            <text:p text:style-name="P78">1</text:p>
          </table:table-cell>
          <table:table-cell table:style-name="Table9.A2" office:value-type="string">
            <text:p text:style-name="P94"/>
          </table:table-cell>
          <table:table-cell table:style-name="Table9.A2" office:value-type="string">
            <text:p text:style-name="P94"/>
          </table:table-cell>
          <table:table-cell table:style-name="Table9.D2" office:value-type="string">
            <text:p text:style-name="P94"/>
          </table:table-cell>
        </table:table-row>
        <table:table-row>
          <table:table-cell table:style-name="Table9.A2" office:value-type="string">
            <text:p text:style-name="P78">2</text:p>
          </table:table-cell>
          <table:table-cell table:style-name="Table9.A2" office:value-type="string">
            <text:p text:style-name="P94"/>
          </table:table-cell>
          <table:table-cell table:style-name="Table9.A2" office:value-type="string">
            <text:p text:style-name="P94"/>
          </table:table-cell>
          <table:table-cell table:style-name="Table9.D2" office:value-type="string">
            <text:p text:style-name="P94"/>
          </table:table-cell>
        </table:table-row>
        <table:table-row>
          <table:table-cell table:style-name="Table9.A2" office:value-type="string">
            <text:p text:style-name="P78"/>
          </table:table-cell>
          <table:table-cell table:style-name="Table9.A2" office:value-type="string">
            <text:p text:style-name="P98"/>
          </table:table-cell>
          <table:table-cell table:style-name="Table9.A2" office:value-type="string">
            <text:p text:style-name="P98"/>
          </table:table-cell>
          <table:table-cell table:style-name="Table9.D2" office:value-type="string">
            <text:p text:style-name="P95"/>
          </table:table-cell>
        </table:table-row>
      </table:table>
      <text:p text:style-name="P7"/>
      <text:p text:style-name="P23"><text:span text:style-name="T46">F</text:span><text:span text:style-name="T45">2.</text:span><text:span text:style-name="T42"> </text:span><text:span text:style-name="T44">Kurie</text:span><text:span text:style-name="T43"> 3-4 </text:span><text:span text:style-name="T44">iš</text:span><text:span text:style-name="T43"> </text:span><text:span text:style-name="T44">apačioje</text:span><text:span text:style-name="T43"> </text:span><text:span text:style-name="T44">išvardintų dalykų šiuo metu duotų daugiausia laimės, jei juos turėtumėte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P48"><text:span text:style-name="T95">vertybės tipas</text:span></text:p>
          </table:table-cell>
          <table:table-cell table:style-name="Table10.C1" office:value-type="string">
            <text:p text:style-name="P117"><text:span text:style-name="T2">kur gauti</text:span></text:p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0">Kosmos kelionės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0">Vertingos įmonės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1">Puikūs žmonės svarbiem darbam</text:p>
          </table:table-cell>
          <table:table-cell table:style-name="Table10.C2" office:value-type="string">
            <text:p text:style-name="P96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1">Aukštesnės kokybės maistas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1">Galimybės dažniau ir patogiau sportuoti</text:p>
          </table:table-cell>
          <table:table-cell table:style-name="Table10.C2" office:value-type="string">
            <text:p text:style-name="P96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1">Grožis, galimybės dažniau gerai atrodyti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2">Kelionės ir galimybės dažniau pasimatyti su konkrečiais žmonėm</text:p>
          </table:table-cell>
          <table:table-cell table:style-name="Table10.C2" office:value-type="string">
            <text:p text:style-name="P96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3">Prieiga prie retų specifinių įrenginių ir įrangos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3">Prieiga prie tam tikros informacijos ar tinkl<text:span text:style-name="T97">ų</text:span> paslaugų</text:p>
          </table:table-cell>
          <table:table-cell table:style-name="Table10.C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3">Prieiga prie pažangios medicinos, bioinžinerijos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70">[<text:span text:style-name="T83"> </text:span>]</text:p>
          </table:table-cell>
          <table:table-cell table:style-name="Table10.A2" office:value-type="string">
            <text:p text:style-name="P113">Galimybė įkelti savo sąmonę į Internetą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67"/>
          </table:table-cell>
          <table:table-cell table:style-name="Table10.A2" office:value-type="string">
            <text:p text:style-name="P107"><text:span text:style-name="T90">Kažkas kita</text:span>: (<text:span text:style-name="T90">apibrėžkite patys</text:span>)</text:p>
          </table:table-cell>
          <table:table-cell table:style-name="Table10.C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59"/>
          </table:table-cell>
          <table:table-cell table:style-name="Table10.A2" office:value-type="string">
            <text:p text:style-name="P109"/>
          </table:table-cell>
          <table:table-cell table:style-name="Table10.C2" office:value-type="string">
            <text:p text:style-name="P64"/>
          </table:table-cell>
        </table:table-row>
      </table:table>
      <text:h text:style-name="P122" text:outline-level="2">SANTYKIAI</text:h>
      <text:p text:style-name="P16"><text:span text:style-name="T26">R</text:span><text:span text:style-name="T25">1.</text:span><text:span text:style-name="T20"> </text:span><text:span text:style-name="T57">Identifikuokite žmones</text:span><text:span text:style-name="T56">, </text:span><text:span text:style-name="T57">su kuriais norėtumėte pagerinti santykius</text:span><text:span text:style-name="T20">:</text:span></text:p>
      <text:p text:style-name="P18"><text:span text:style-name="T57">Asmen</text:span><text:span text:style-name="T62">ims</text:span><text:span text:style-name="T57"> priskirkite raidę ir tada sugalvokite </text:span><text:span text:style-name="T24">veiksmą ar operaciją</text:span><text:span text:style-name="T57">, kurią turite atlikti </text:span><text:span text:style-name="T63">su kiekvienu</text:span><text:span text:style-name="T57"> iš jų, kad santykiai pakryptų norima linkme, leidžiančia jaustis geriausiai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1"/>
          </table:table-cell>
          <table:table-cell table:style-name="Table11.A1" office:value-type="string">
            <text:p text:style-name="P49"><text:span text:style-name="T91">kas</text:span> <text:span text:style-name="T85">(vado raidė)</text:span></text:p>
          </table:table-cell>
          <table:table-cell table:style-name="Table11.A1" office:value-type="string">
            <text:p text:style-name="P11">veiksmas ar operacija</text:p>
          </table:table-cell>
          <table:table-cell table:style-name="Table11.D1" office:value-type="string">
            <text:p text:style-name="P9">kodėl?</text:p>
          </table:table-cell>
        </table:table-row>
        <table:table-row>
          <table:table-cell table:style-name="Table11.A2" office:value-type="string">
            <text:p text:style-name="P60">1</text:p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9"/>
          </table:table-cell>
          <table:table-cell table:style-name="Table11.D2" office:value-type="string">
            <text:p text:style-name="P99"/>
          </table:table-cell>
        </table:table-row>
        <table:table-row>
          <table:table-cell table:style-name="Table11.A2" office:value-type="string">
            <text:p text:style-name="P66">2</text:p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9"/>
          </table:table-cell>
          <table:table-cell table:style-name="Table11.D2" office:value-type="string">
            <text:p text:style-name="P99"/>
          </table:table-cell>
        </table:table-row>
        <table:table-row>
          <table:table-cell table:style-name="Table11.A2" office:value-type="string">
            <text:p text:style-name="P71">3</text:p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9"/>
          </table:table-cell>
          <table:table-cell table:style-name="Table11.D2" office:value-type="string">
            <text:p text:style-name="P100"/>
          </table:table-cell>
        </table:table-row>
        <table:table-row>
          <table:table-cell table:style-name="Table11.A2" office:value-type="string">
            <text:p text:style-name="P71">4</text:p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9"/>
          </table:table-cell>
          <table:table-cell table:style-name="Table11.D2" office:value-type="string">
            <text:p text:style-name="P99"/>
          </table:table-cell>
        </table:table-row>
        <table:table-row>
          <table:table-cell table:style-name="Table11.A2" office:value-type="string">
            <text:p text:style-name="P71">5</text:p>
          </table:table-cell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100"/>
          </table:table-cell>
          <table:table-cell table:style-name="Table11.D2" office:value-type="string">
            <text:p text:style-name="P100"/>
          </table:table-cell>
        </table:table-row>
        <table:table-row>
          <table:table-cell table:style-name="Table11.A2" office:value-type="string">
            <text:p text:style-name="P71">6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55"/>
          </table:table-cell>
          <table:table-cell table:style-name="Table11.D2" office:value-type="string">
            <text:p text:style-name="P55"/>
          </table:table-cell>
        </table:table-row>
        <table:table-row>
          <table:table-cell table:style-name="Table11.A2" office:value-type="string">
            <text:p text:style-name="P71">7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5"/>
          </table:table-cell>
          <table:table-cell table:style-name="Table11.D2" office:value-type="string">
            <text:p text:style-name="P55"/>
          </table:table-cell>
        </table:table-row>
        <table:table-row>
          <table:table-cell table:style-name="Table11.A2" office:value-type="string">
            <text:p text:style-name="P73">[ ]</text:p>
          </table:table-cell>
          <table:table-cell table:style-name="Table11.D2" table:number-columns-spanned="3" office:value-type="string">
            <text:p text:style-name="P72"><text:s/>( <text:span text:style-name="T91">Norite žmogaus, kuris dar neegzistuoja? Aprašykite</text:span> )</text:p>
            <text:p text:style-name="P72"/>
            <text:p text:style-name="P72"/>
            <text:p text:style-name="P72"/>
          </table:table-cell>
          <table:covered-table-cell/>
          <table:covered-table-cell/>
        </table:table-row>
      </table:table>
      <text:p text:style-name="P1"/>
      <text:h text:style-name="P122" text:outline-level="2">PRASMĖ</text:h>
      <text:p text:style-name="P14"><text:span text:style-name="T57">Geras atsakymas į klausimą apie žmogaus gyvenimo prasmę suteikia “aukštesnįjį tikslą” su galimybe </text:span><text:span text:style-name="T60">veikti </text:span><text:span text:style-name="T57">link jo </text:span><text:span text:style-name="T60">judant</text:span><text:span text:style-name="T57">, </text:span><text:span text:style-name="T61">ir</text:span><text:span text:style-name="T57"> jaučiant mūsų egzistencijos vertę. Žmonės dažnai randa prasmę apačioje išvardintuose </text:span><text:span text:style-name="T58">tiksluose</text:span><text:span text:style-name="T54">.</text:span></text:p>
      <text:p text:style-name="P15"><text:span text:style-name="T28">M</text:span><text:span text:style-name="T29">1</text:span><text:span text:style-name="T28">.</text:span><text:span text:style-name="T54"> </text:span><text:span text:style-name="T58">Pažymėkite varnele iki 5 tikslų, kurie Jums labiausiai teikia prasmę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6"/>
          </table:table-cell>
          <table:table-cell table:style-name="Table12.B1" office:value-type="string">
            <text:p text:style-name="P51">labiausiai prasmingi tikslai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6">Visuomenės gerinimas ir socialinė meilė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6">Vaikų auginimas ir asmeninė meilė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6">Buvimas su draugais ir nuotykiai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4"><text:span text:style-name="T92">Problemų sprendimas, idėjos</text:span> <text:span text:style-name="T92">ir</text:span> <text:span text:style-name="T92">inovacijos</text:span>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5"><text:span text:style-name="T92">Protinis</text:span> <text:span text:style-name="T92">artumas/intymumas</text:span> <text:span text:style-name="T92">ir bendradarbiavimas</text:span>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5"><text:span text:style-name="T92">Fizinis</text:span> <text:span text:style-name="T92">artumas/intymumas</text:span> <text:span text:style-name="T92">ir pažinimas</text:span>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3"><text:span text:style-name="T92">Menas</text:span>, <text:span text:style-name="T92">emocijos</text:span> <text:span text:style-name="T92">ir raiška</text:span>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3"><text:span text:style-name="T92">Technologinis</text:span> <text:span text:style-name="T92">kūrybiškumas</text:span> <text:span text:style-name="T92">ir</text:span> <text:span text:style-name="T92">idealių</text:span> <text:span text:style-name="T92">sistemų</text:span> <text:span text:style-name="T92">inžinerija</text:span></text:p>
          </table:table-cell>
        </table:table-row>
        <table:table-row>
          <table:table-cell table:style-name="Table12.A2" office:value-type="string">
            <text:p text:style-name="P68">[<text:span text:style-name="T84"> </text:span>]</text:p>
          </table:table-cell>
          <table:table-cell table:style-name="Table12.B2" office:value-type="string">
            <text:p text:style-name="P106">Matematikos studijavimas ir Visatos paslapčių sprendimas</text:p>
          </table:table-cell>
        </table:table-row>
        <table:table-row>
          <table:table-cell table:style-name="Table12.A2" office:value-type="string">
            <text:p text:style-name="P69">[<text:span text:style-name="T84"> </text:span>]</text:p>
          </table:table-cell>
          <table:table-cell table:style-name="Table12.B2" office:value-type="string">
            <text:p text:style-name="P108"><text:span text:style-name="T92">Kažkas kita</text:span>: (<text:span text:style-name="T92">apibūdinkite apačioje</text:span>)</text:p>
          </table:table-cell>
        </table:table-row>
        <table:table-row table:style-name="Table12.12">
          <table:table-cell table:style-name="Table12.A2" office:value-type="string">
            <text:p text:style-name="P61"/>
          </table:table-cell>
          <table:table-cell table:style-name="Table12.B2" office:value-type="string">
            <text:p text:style-name="P56"/>
          </table:table-cell>
        </table:table-row>
      </table:table>
      <text:p text:style-name="P2"/>
      <text:h text:style-name="P123" text:outline-level="2">P<text:span text:style-name="T96">ATIRTYS</text:span></text:h>
      <text:p text:style-name="P4">Galima sakyti, didžioji dalis laimės ateina iš gyvenimo patirčių.</text:p>
      <text:p text:style-name="P6">E1. <text:span text:style-name="T93">Parašykite keletą patirčių, kurių norite/tikitės</text:span><text:span text:style-name="T12"> </text:span><text:span text:style-name="T11">rytoj</text:span><text:span text:style-name="T15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40"><text:span text:style-name="T6">K</text:span><text:span text:style-name="T2">as norite, kad įvyktų?</text:span></text:p>
          </table:table-cell>
          <table:table-cell table:style-name="Table4.C1" office:value-type="string">
            <text:p text:style-name="P40"><text:span text:style-name="T3">K</text:span><text:span text:style-name="T2">ą daryti, kad tai įvyktų?</text:span></text:p>
          </table:table-cell>
        </table:table-row>
        <table:table-row>
          <table:table-cell table:style-name="Table4.A2" office:value-type="string">
            <text:p text:style-name="P62">1</text:p>
          </table:table-cell>
          <table:table-cell table:style-name="Table4.A2" office:value-type="string">
            <text:p text:style-name="P91"/>
          </table:table-cell>
          <table:table-cell table:style-name="Table4.C2" office:value-type="string">
            <text:p text:style-name="P91"/>
          </table:table-cell>
        </table:table-row>
        <table:table-row>
          <table:table-cell table:style-name="Table4.A2" office:value-type="string">
            <text:p text:style-name="P80">2</text:p>
          </table:table-cell>
          <table:table-cell table:style-name="Table4.A2" office:value-type="string">
            <text:p text:style-name="P91"/>
          </table:table-cell>
          <table:table-cell table:style-name="Table4.C2" office:value-type="string">
            <text:p text:style-name="P91"/>
          </table:table-cell>
        </table:table-row>
        <table:table-row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91"/>
          </table:table-cell>
          <table:table-cell table:style-name="Table4.C2" office:value-type="string">
            <text:p text:style-name="P91"/>
          </table:table-cell>
        </table:table-row>
      </table:table>
      <text:p text:style-name="P33"/>
      <text:p text:style-name="P5">E<text:span text:style-name="T86">2</text:span>. <text:span text:style-name="T93">Parašykite keletą patirčių, kurių norite/tikitės</text:span><text:span text:style-name="T12"> </text:span><text:span text:style-name="T11">per ateinančius mėnesius</text:span><text:span text:style-name="T15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53">Kas norite, kad įvyktų?</text:p>
          </table:table-cell>
          <table:table-cell table:style-name="Table5.C1" office:value-type="string">
            <text:p text:style-name="P46">Ką daryti, kad tai įvyktų?</text:p>
          </table:table-cell>
        </table:table-row>
        <table:table-row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92"/>
          </table:table-cell>
          <table:table-cell table:style-name="Table5.C2" office:value-type="string">
            <text:p text:style-name="P92"/>
          </table:table-cell>
        </table:table-row>
        <table:table-row>
          <table:table-cell table:style-name="Table5.A2" office:value-type="string">
            <text:p text:style-name="P81">2</text:p>
          </table:table-cell>
          <table:table-cell table:style-name="Table5.A2" office:value-type="string">
            <text:p text:style-name="P92"/>
          </table:table-cell>
          <table:table-cell table:style-name="Table5.C2" office:value-type="string">
            <text:p text:style-name="P92"/>
          </table:table-cell>
        </table:table-row>
        <table:table-row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92"/>
          </table:table-cell>
          <table:table-cell table:style-name="Table5.C2" office:value-type="string">
            <text:p text:style-name="P92"/>
          </table:table-cell>
        </table:table-row>
      </table:table>
      <text:p text:style-name="P34"/>
      <text:p text:style-name="P5">E<text:span text:style-name="T86">3</text:span>. <text:span text:style-name="T93">Parašykite keletą patirčių, kurių norite/tikitės</text:span><text:span text:style-name="T12"> </text:span><text:span text:style-name="T11">per ateinančius daugelį metų</text:span><text:span text:style-name="T15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53">Kas norite, kad įvyktų?</text:p>
          </table:table-cell>
          <table:table-cell table:style-name="Table6.C1" office:value-type="string">
            <text:p text:style-name="P46">Ką daryti, kad tai įvyktų?</text:p>
          </table:table-cell>
        </table:table-row>
        <table:table-row>
          <table:table-cell table:style-name="Table6.A2" office:value-type="string">
            <text:p text:style-name="P63">1</text:p>
          </table:table-cell>
          <table:table-cell table:style-name="Table6.A2" office:value-type="string">
            <text:p text:style-name="P92"/>
          </table:table-cell>
          <table:table-cell table:style-name="Table6.C2" office:value-type="string">
            <text:p text:style-name="P92"/>
          </table:table-cell>
        </table:table-row>
        <table:table-row>
          <table:table-cell table:style-name="Table6.A2" office:value-type="string">
            <text:p text:style-name="P81">2</text:p>
          </table:table-cell>
          <table:table-cell table:style-name="Table6.A2" office:value-type="string">
            <text:p text:style-name="P92"/>
          </table:table-cell>
          <table:table-cell table:style-name="Table6.C2" office:value-type="string">
            <text:p text:style-name="P92"/>
          </table:table-cell>
        </table:table-row>
        <table:table-row>
          <table:table-cell table:style-name="Table6.A2" office:value-type="string">
            <text:p text:style-name="P63"/>
          </table:table-cell>
          <table:table-cell table:style-name="Table6.A2" office:value-type="string">
            <text:p text:style-name="P92"/>
          </table:table-cell>
          <table:table-cell table:style-name="Table6.C2" office:value-type="string">
            <text:p text:style-name="P92"/>
          </table:table-cell>
        </table:table-row>
      </table:table>
      <text:p text:style-name="P34"/>
      <text:p text:style-name="P33"/>
      <text:p text:style-name="P17"><text:span text:style-name="T59">Pasidalinkite su draugais, kuriems rūpite</text:span><text:span text:style-name="T55">. </text:span><text:span text:style-name="T59">Galimybių pasaulyje daugiau nei mes įsivaizduojame bet kuriuo konkrečiu metu.</text:span></text:p>
      <text:p text:style-name="P3"/>
      <text:p text:style-name="P114"><text:span text:style-name="T72">Ši Anketa paremta</text:span><text:span text:style-name="T70"> </text:span><text:span text:style-name="T71">WeFindX </text:span><text:span text:style-name="T72">tyrinėjimais</text:span><text:span text:style-name="T70"> </text:span><text:span text:style-name="T8">https://github.com/wefindx/how</text:span><text:span text:style-name="T9">-</text:span><text:span text:style-name="T8">are</text:span><text:span text:style-name="T9">-</text:span><text:span text:style-name="T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11T09:00:31.278300299</dc:date>
    <meta:editing-duration>PT8H41M53S</meta:editing-duration>
    <meta:editing-cycles>245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04" meta:character-count="3516" meta:non-whitespace-character-count="3015"/>
  </office:meta>
</office:document-meta>
</file>